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docs.aws.amazon.com/AmazonS3/latest/dev/website-hosting-custom-domain-walkthrough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bezdelev.com/post/hugo-aws-lambda-static-website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thorntech.com/2016/10/serverless-website-aws-lambda/</text:p>
          </table:table-cell>
        </table:table-row>
        <table:table-row table:style-name="ro1">
          <table:table-cell table:number-columns-repeated="3"/>
          <table:table-cell office:value-type="string">
            <text:p>http://votingdemoapp.s3-website-us-east-1.amazonaws.com/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dodgercms.com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technology.razorfish.com/2016/05/06/a-reactive-serverless-cms-for-the-technology-blog/</text:p>
          </table:table-cell>
        </table:table-row>
        <table:table-row table:style-name="ro1">
          <table:table-cell table:number-columns-repeated="3"/>
          <table:table-cell office:value-type="string">
            <text:p>https://blog.mitocgroup.com/building-scalable-web-apps-with-aws-lambda-and-home-grown-serverless-web-framework-e04c912d08f0</text:p>
          </table:table-cell>
        </table:table-row>
        <table:table-row table:style-name="ro1">
          <table:table-cell table:number-columns-repeated="3"/>
          <table:table-cell office:value-type="string">
            <text:p>https://hackernoon.com/building-a-static-website-generator-with-react-and-terraform-823be0b24b12</text:p>
          </table:table-cell>
        </table:table-row>
        <table:table-row table:style-name="ro1">
          <table:table-cell table:number-columns-repeated="3"/>
          <table:table-cell office:value-type="string">
            <text:p>https://aws.amazon.com/blogs/compute/building-enterprise-level-web-applications-on-aws-lambda-with-deep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nbs-system.co.uk/blog-2/aws-lambda-how-to-build-my-first-serverless-site.htm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cloudranger.com/when-should-i-use-aws-lambda-versus-amazon-ec2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nbs-system.co.uk/blog-2/aws-lambda-how-to-build-my-first-serverless-site.htm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<text:a xlink:href="https://thenewstack.io/five-reasons-to-consider-amazon-api-gateway-for-your-next-microservices-project/">https://thenewstack.io/five-reasons-to-consider-amazon-api-gateway-for-your-next-microservices-project/</text:a>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blog.cloudability.com/digging-into-aws-data-transfer-costs-what-they-are-finding-and-lowering-them/</text:p>
          </table:table-cell>
        </table:table-row>
        <table:table-row table:style-name="ro1">
          <table:table-cell table:number-columns-repeated="3"/>
          <table:table-cell office:value-type="string">
            <text:p>https://blog.cloudability.com/aws-data-transfer-costs-what-they-are-and-how-to-minimize-them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aws.amazon.com/s3/pricing/</text:p>
          </table:table-cell>
        </table:table-row>
        <table:table-row table:style-name="ro1">
          <table:table-cell table:number-columns-repeated="3"/>
          <table:table-cell office:value-type="string">
            <text:p>https://quicksight.aws/pricing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zappa.io/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quora.com/What-are-the-differences-between-the-various-AWS-serverless-frameworks-and-tools</text:p>
          </table:table-cell>
        </table:table-row>
        <table:table-row table:style-name="ro1">
          <table:table-cell table:number-columns-repeated="3"/>
          <table:table-cell office:value-type="string">
            <text:p>https://blog.zappa.io/posts/comparison-zappa-verus-chalic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github.com/awslabs/chalic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mschweighauser.com/create-a-thumbnail-api-service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ip</text:p>
          </table:table-cell>
          <table:table-cell office:value-type="string">
            <text:p>http://bcjordan.com/pip-on-amazon-ec2/</text:p>
          </table:table-cell>
        </table:table-row>
        <table:table-row table:style-name="ro1">
          <table:table-cell table:number-columns-repeated="2"/>
          <table:table-cell office:value-type="string">
            <text:p>chalice</text:p>
          </table:table-cell>
          <table:table-cell office:value-type="string">
            <text:p>https://www.mschweighauser.com/create-a-thumbnail-api-service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li</text:p>
          </table:table-cell>
          <table:table-cell office:value-type="string">
            <text:p>http://docs.aws.amazon.com/cli/latest/userguide/cli-chap-getting-started.htm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twilio.com/blog/2015/09/build-your-own-ivr-with-aws-lambda-amazon-api-gateway-and-twilio.html</text:p>
          </table:table-cell>
        </table:table-row>
        <table:table-row table:style-name="ro1">
          <table:table-cell table:number-columns-repeated="3"/>
          <table:table-cell office:value-type="string">
            <text:p>https://www.newgenapps.com/blog/the-evolution-of-cloud-and-aws-lambd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exact.com/careers/all-vacancies/a0t58000001kHMPAA2-software-engineer-full-stack-javascript-react-firebase-aws-lambd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acloud.guru/forums/aws-certified-solutions-architect-associate/discussion/-KeXKorO3iBoAxUsjX4L/tip_-_how_to_upload_and_showca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twilio.com/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serverless.com/blog/static-site-post-scheduler/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nonlinear.zone/2015/01/31/an-aws-lambda-based-static-site-generator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nonlinear.zone/2015/01/31/an-aws-lambda-based-static-site-generator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bitbucket.org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://danielwhyte.com/app/design/2014/10/05/creating-a-jekyll-s3-server.htm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manuelgruber.com/2014/jekyll-bitbucket-to-aws-s3/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alexbilbie.com/2016/12/codebuild-codepipeline-update-jekyll-website/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linux</text:p>
          </table:table-cell>
          <table:table-cell table:style-name="ce1" office:value-type="string">
            <text:p>cat /etc/issue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putty user</text:p>
          </table:table-cell>
          <table:table-cell office:value-type="string">
            <text:p>http://docs.aws.amazon.com/AWSEC2/latest/UserGuide/putty.html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reddit.com/r/aws/comments/3z0g45/please_recommend_ways_to_automate_deployment_of_a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codeengine.com/articles/deploy-playframework-elastic-beanstalk-jenkins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aerobatic.com/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chrisanthropic.com/using-gitlab-ci-to-build-deploy-jekyll-site-amazon-s3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ttps://www.chrisanthropic.com/blog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2017-06-07</text:date>, <text:time>17:2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6:57:49.73</meta:creation-date>
    <meta:generator>OpenOffice/4.1.3$Win32 OpenOffice.org_project/413m1$Build-9783</meta:generator>
    <dc:date>2017-06-07T17:27:39.74</dc:date>
    <meta:editing-duration>PT14H19M15S</meta:editing-duration>
    <meta:editing-cycles>36</meta:editing-cycles>
    <meta:document-statistic meta:table-count="3" meta:cell-count="49" meta:object-count="0"/>
  </office:meta>
</office:document-meta>
</file>